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Ubuntu" svg:font-family="Ubuntu" style:font-pitch="variable"/>
    <style:font-face style:name="times new roman" svg:font-family="'times new roman'" style:font-family-generic="roman"/>
  </office:font-face-decls>
  <office:automatic-styles>
    <style:style style:name="P1" style:family="paragraph" style:parent-style-name="Preformatted_20_Text">
      <style:text-properties style:font-name="Times new roman" fo:font-size="14pt" style:font-size-asian="14pt" style:font-size-complex="14pt"/>
    </style:style>
    <style:style style:name="P2" style:family="paragraph" style:parent-style-name="Standard">
      <style:text-properties style:font-name="Ubuntu" fo:font-size="16pt" fo:font-weight="bold" style:font-size-asian="16pt" style:font-weight-asian="bold" style:font-size-complex="16pt" style:font-weight-complex="bold"/>
    </style:style>
    <style:style style:name="P3" style:family="paragraph" style:list-style-name="L4"/>
    <style:style style:name="P4" style:family="paragraph" style:parent-style-name="Text_20_body">
      <style:text-properties style:font-name="Times new roman" fo:font-size="14pt" style:font-size-asian="14pt" style:font-size-complex="14pt"/>
    </style:style>
    <style:style style:name="P5" style:family="paragraph" style:list-style-name="L1">
      <style:text-properties style:font-name="Times new roman" fo:font-size="14pt" style:font-size-asian="14pt" style:font-size-complex="14pt"/>
    </style:style>
    <style:style style:name="P6" style:family="paragraph" style:list-style-name="L2">
      <style:text-properties style:font-name="Times new roman" fo:font-size="14pt" style:font-size-asian="14pt" style:font-size-complex="14pt"/>
    </style:style>
    <style:style style:name="P7" style:family="paragraph" style:list-style-name="L3">
      <style:text-properties style:font-name="Times new roman" fo:font-size="14pt" style:font-size-asian="14pt" style:font-size-complex="14pt"/>
    </style:style>
    <style:style style:name="P8" style:family="paragraph" style:list-style-name="L4">
      <style:text-properties style:font-name="Times new roman" fo:font-size="14pt" style:font-size-asian="14pt" style:font-size-complex="14pt"/>
    </style:style>
    <style:style style:name="P9" style:family="paragraph" style:list-style-name="L5">
      <style:text-properties style:font-name="Times new roman" fo:font-size="14pt" style:font-size-asian="14pt" style:font-size-complex="14pt"/>
    </style:style>
    <style:style style:name="P10" style:family="paragraph" style:list-style-name="L6">
      <style:text-properties style:font-name="Times new roman" fo:font-size="14pt" style:font-size-asian="14pt" style:font-size-complex="14pt"/>
    </style:style>
    <style:style style:name="P11" style:family="paragraph" style:list-style-name="L7">
      <style:text-properties style:font-name="Times new roman" fo:font-size="14pt" style:font-size-asian="14pt" style:font-size-complex="14pt"/>
    </style:style>
    <style:style style:name="P12" style:family="paragraph" style:list-style-name="L8">
      <style:text-properties style:font-name="Times new roman" fo:font-size="14pt" style:font-size-asian="14pt" style:font-size-complex="14pt"/>
    </style:style>
    <style:style style:name="P13" style:family="paragraph" style:list-style-name="L9">
      <style:text-properties style:font-name="Times new roman" fo:font-size="14pt" style:font-size-asian="14pt" style:font-size-complex="14pt"/>
    </style:style>
    <style:style style:name="P14" style:family="paragraph" style:list-style-name="L10">
      <style:text-properties style:font-name="Times new roman" fo:font-size="14pt" style:font-size-asian="14pt" style:font-size-complex="14pt"/>
    </style:style>
    <style:style style:name="P15" style:family="paragraph" style:parent-style-name="Text_20_body">
      <style:text-properties fo:color="#355269" loext:opacity="100%" style:font-name="Ubuntu" fo:font-size="16pt" fo:font-weight="bold" style:font-size-asian="16pt" style:font-weight-asian="bold" style:font-size-complex="16pt" style:font-weight-complex="bold"/>
    </style:style>
    <style:style style:name="T1" style:family="text">
      <style:text-properties loext:padding="0.0193in" loext:border="0.06pt solid #d9d9e3"/>
    </style:style>
    <style:style style:name="T2" style:family="text">
      <style:text-properties officeooo:rsid="0011a3cc"/>
    </style:style>
    <style:style style:name="T3" style:family="text">
      <style:text-properties fo:color="#355269" loext:opacity="100%"/>
    </style:style>
    <style:style style:name="T4" style:family="text">
      <style:text-properties fo:color="#355269" loext:opacity="100%" officeooo:rsid="0011a3cc"/>
    </style:style>
    <style:style style:name="T5" style:family="text">
      <style:text-properties style:font-name="Times new roman"/>
    </style:style>
    <style:style style:name="T6" style:family="text">
      <style:text-properties style:font-name="Times new roman" fo:font-size="14pt" style:font-size-asian="14pt" style:font-size-complex="14pt"/>
    </style:style>
    <style:style style:name="T7" style:family="text">
      <style:text-properties officeooo:rsid="0012edad"/>
    </style:style>
    <style:style style:name="T8" style:family="text">
      <style:text-properties officeooo:rsid="0013c580"/>
    </style:style>
    <style:style style:name="T9" style:family="text">
      <style:text-properties officeooo:rsid="0014b01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Q.</text:span><text:span text:style-name="T2"> </text:span><text:span text:style-name="T4">I</text:span><text:span text:style-name="T3">s login logout and spring security same ?</text:span></text:p>
      <text:p text:style-name="P4">"Login" and "logout" are related concepts that are often used in the context of user authentication and authorization, while "Spring Security" is a framework that can be used to implement authentication and authorization in a Spring Boot application.</text:p>
      <text:p text:style-name="P4">In short, "Login" and "logout" are the process of authenticating and ending a user session respectively, while Spring Security is a framework that provides the tools to implement these processes in a secure way.</text:p>
      <text:p text:style-name="P4">Spring Security provides a flexible and powerful authentication and authorization mechanism for web applications and RESTful web services. It provides a wide range of features such as:</text:p>
      <text:list xml:id="list4023078407" text:style-name="L1">
        <text:list-item>
          <text:p text:style-name="Text_20_body">Authentication: The process of verifying a user's identity</text:p>
        </text:list-item>
        <text:list-item>
          <text:p text:style-name="Text_20_body">Authorization: The process of determining whether a user has the necessary permissions to access a particular resource</text:p>
        </text:list-item>
        <text:list-item>
          <text:p text:style-name="Text_20_body">Secure password storage: Spring Security provides a password encoder that can be used to securely store passwords in a database</text:p>
        </text:list-item>
        <text:list-item>
          <text:p text:style-name="Text_20_body">Role-based access control: Spring Security provides support for role-based access control, where users are assigned roles, and those roles are used to determine what resources they can access</text:p>
        </text:list-item>
      </text:list>
      <text:p text:style-name="P4">So, in Spring Boot application when you use Spring Security, you can enable the login and logout process, and also provide secure authentication and authorization mechanism for your application.</text:p>
      <text:p text:style-name="P4"/>
      <text:p text:style-name="P15"><text:span text:style-name="T9">Q. I</text:span> want to learn login logout in spring boot , teach me .</text:p>
      <text:p text:style-name="P4">Sure, here's an overview of how to implement login and logout functionality in a Spring Boot application using Spring Security:</text:p>
      <text:list xml:id="list4160172388" text:style-name="L2">
        <text:list-item>
          <text:p text:style-name="Text_20_body">Add the Spring Security dependency to your project: You can add the Spring Security dependency to your project by adding the following line to your pom.xml file:</text:p>
        </text:list-item>
      </text:list>
      <text:p text:style-name="P1">phpCopy code</text:p>
      <text:p text:style-name="Preformatted_20_Text"><text:span text:style-name="Source_20_Text"><text:span text:style-name="T6">&lt;dependency&gt;</text:span></text:span></text:p>
      <text:p text:style-name="Preformatted_20_Text"><text:span text:style-name="Source_20_Text"><text:span text:style-name="T6"><text:s text:c="4"/>&lt;groupId&gt;org.springframework.boot&lt;/groupId&gt;</text:span></text:span></text:p>
      <text:p text:style-name="Preformatted_20_Text"><text:span text:style-name="Source_20_Text"><text:span text:style-name="T6"><text:s text:c="4"/>&lt;artifactId&gt;spring-boot-starter-security&lt;/artifactId&gt;</text:span></text:span></text:p>
      <text:p text:style-name="Preformatted_20_Text"><text:span text:style-name="Source_20_Text"><text:span text:style-name="T6">&lt;/dependency&gt;</text:span></text:span></text:p>
      <text:list xml:id="list3020372218" text:style-name="L3">
        <text:list-item>
          <text:p text:style-name="Text_20_body">Create a Security Configuration class: You can create a new class that extends the WebSecurityConfigurerAdapter class and configure the security settings for <text:soft-page-break/>your application. In this class, you can configure the login and logout pages, and also define the rules for accessing different resources of your application.</text:p>
        </text:list-item>
      </text:list>
      <text:p text:style-name="P1"/>
      <text:p text:style-name="Preformatted_20_Text"><text:span text:style-name="Source_20_Text"><text:span text:style-name="T6">@Configuration</text:span></text:span></text:p>
      <text:p text:style-name="Preformatted_20_Text"><text:span text:style-name="Source_20_Text"><text:span text:style-name="T6">@EnableWebSecurity</text:span></text:span></text:p>
      <text:p text:style-name="Preformatted_20_Text"><text:span text:style-name="Source_20_Text"><text:span text:style-name="T6">public class SecurityConfig extends WebSecurityConfigurerAdapter {</text:span></text:span></text:p>
      <text:p text:style-name="P1"/>
      <text:p text:style-name="Preformatted_20_Text"><text:span text:style-name="Source_20_Text"><text:span text:style-name="T6"><text:s text:c="4"/>@Autowired</text:span></text:span></text:p>
      <text:p text:style-name="Preformatted_20_Text"><text:span text:style-name="Source_20_Text"><text:span text:style-name="T6"><text:s text:c="4"/>private UserDetailsService userDetailsService;</text:span></text:span></text:p>
      <text:p text:style-name="P1"/>
      <text:p text:style-name="Preformatted_20_Text"><text:span text:style-name="Source_20_Text"><text:span text:style-name="T6"><text:s text:c="4"/>@Autowired</text:span></text:span></text:p>
      <text:p text:style-name="Preformatted_20_Text"><text:span text:style-name="Source_20_Text"><text:span text:style-name="T6"><text:s text:c="4"/>private PasswordEncoder passwordEncoder;</text:span></text:span></text:p>
      <text:p text:style-name="P1"/>
      <text:p text:style-name="Preformatted_20_Text"><text:span text:style-name="Source_20_Text"><text:span text:style-name="T6"><text:s text:c="4"/>@Override</text:span></text:span></text:p>
      <text:p text:style-name="Preformatted_20_Text"><text:span text:style-name="Source_20_Text"><text:span text:style-name="T6"><text:s text:c="4"/>protected void configure(AuthenticationManagerBuilder auth) throws Exception {</text:span></text:span></text:p>
      <text:p text:style-name="Preformatted_20_Text"><text:span text:style-name="Source_20_Text"><text:span text:style-name="T6"><text:s text:c="8"/>auth.userDetailsService(userDetailsService).passwordEncoder(passwordEncoder);</text:span></text:span></text:p>
      <text:p text:style-name="Preformatted_20_Text"><text:span text:style-name="Source_20_Text"><text:span text:style-name="T6"><text:s text:c="4"/>}</text:span></text:span></text:p>
      <text:p text:style-name="P1"/>
      <text:p text:style-name="Preformatted_20_Text"><text:span text:style-name="Source_20_Text"><text:span text:style-name="T6"><text:s text:c="4"/>@Override</text:span></text:span></text:p>
      <text:p text:style-name="Preformatted_20_Text"><text:span text:style-name="Source_20_Text"><text:span text:style-name="T6"><text:s text:c="4"/>protected void configure(HttpSecurity http) throws Exception {</text:span></text:span></text:p>
      <text:p text:style-name="Preformatted_20_Text"><text:span text:style-name="Source_20_Text"><text:span text:style-name="T6"><text:s text:c="8"/>http</text:span></text:span></text:p>
      <text:p text:style-name="Preformatted_20_Text"><text:span text:style-name="Source_20_Text"><text:span text:style-name="T6"><text:s text:c="12"/>.authorizeRequests()</text:span></text:span></text:p>
      <text:p text:style-name="Preformatted_20_Text"><text:span text:style-name="Source_20_Text"><text:span text:style-name="T6"><text:s text:c="16"/>.antMatchers("/admin/**").hasRole("ADMIN")</text:span></text:span></text:p>
      <text:p text:style-name="Preformatted_20_Text"><text:span text:style-name="Source_20_Text"><text:span text:style-name="T6"><text:s text:c="16"/>.antMatchers("/user/**").hasRole("USER")</text:span></text:span></text:p>
      <text:p text:style-name="Preformatted_20_Text"><text:span text:style-name="Source_20_Text"><text:span text:style-name="T6"><text:s text:c="16"/>.antMatchers("/login", "/logout").permitAll()</text:span></text:span></text:p>
      <text:p text:style-name="Preformatted_20_Text"><text:span text:style-name="Source_20_Text"><text:span text:style-name="T6"><text:s text:c="16"/>.anyRequest().authenticated()</text:span></text:span></text:p>
      <text:p text:style-name="Preformatted_20_Text"><text:span text:style-name="Source_20_Text"><text:span text:style-name="T6"><text:s text:c="16"/>.and()</text:span></text:span></text:p>
      <text:p text:style-name="Preformatted_20_Text"><text:span text:style-name="Source_20_Text"><text:span text:style-name="T6"><text:s text:c="12"/>.formLogin()</text:span></text:span></text:p>
      <text:p text:style-name="Preformatted_20_Text"><text:span text:style-name="Source_20_Text"><text:span text:style-name="T6"><text:s text:c="16"/>.loginPage("/login")</text:span></text:span></text:p>
      <text:p text:style-name="Preformatted_20_Text"><text:span text:style-name="Source_20_Text"><text:span text:style-name="T6"><text:s text:c="16"/>.defaultSuccessUrl("/home")</text:span></text:span></text:p>
      <text:p text:style-name="Preformatted_20_Text"><text:span text:style-name="Source_20_Text"><text:span text:style-name="T6"><text:s text:c="16"/>.and()</text:span></text:span></text:p>
      <text:p text:style-name="Preformatted_20_Text"><text:span text:style-name="Source_20_Text"><text:span text:style-name="T6"><text:s text:c="12"/>.logout()</text:span></text:span></text:p>
      <text:p text:style-name="Preformatted_20_Text"><text:span text:style-name="Source_20_Text"><text:span text:style-name="T6"><text:s text:c="16"/>.logoutUrl("/logout")</text:span></text:span></text:p>
      <text:p text:style-name="Preformatted_20_Text"><text:span text:style-name="Source_20_Text"><text:span text:style-name="T6"><text:s text:c="16"/>.logoutSuccessUrl("/login")</text:span></text:span></text:p>
      <text:p text:style-name="Preformatted_20_Text"><text:span text:style-name="Source_20_Text"><text:span text:style-name="T6"><text:s text:c="16"/>.and()</text:span></text:span></text:p>
      <text:p text:style-name="Preformatted_20_Text"><text:span text:style-name="Source_20_Text"><text:span text:style-name="T6"><text:s text:c="12"/>.csrf().disable();</text:span></text:span></text:p>
      <text:p text:style-name="Preformatted_20_Text"><text:span text:style-name="Source_20_Text"><text:span text:style-name="T6"><text:s text:c="4"/>}</text:span></text:span></text:p>
      <text:p text:style-name="Preformatted_20_Text"><text:span text:style-name="Source_20_Text"><text:span text:style-name="T6">}</text:span></text:span></text:p>
      <text:list xml:id="list2975399237" text:style-name="L4">
        <text:list-item>
          <text:p text:style-name="Text_20_body"><text:span text:style-name="T6">Create the login and logout pages: You can create login and logout pages in your application's templates folder. You can use the </text:span><text:span text:style-name="Source_20_Text"><text:span text:style-name="T6">spring-security-taglibs</text:span></text:span><text:span text:style-name="T6"> to create the login and logout forms.</text:span></text:p>
        </text:list-item>
        <text:list-item>
          <text:p text:style-name="Text_20_body"><text:soft-page-break/>Create a UserDetailsService: You can create a class that implements the UserDetailsService interface. This class will be used to load the user details from the database when a user logs in.</text:p>
        </text:list-item>
      </text:list>
      <text:p text:style-name="P1"/>
      <text:p text:style-name="Preformatted_20_Text"><text:span text:style-name="Source_20_Text"><text:span text:style-name="T6">@Service</text:span></text:span></text:p>
      <text:p text:style-name="Preformatted_20_Text"><text:span text:style-name="Source_20_Text"><text:span text:style-name="T6">public class UserDetailsServiceImpl implements UserDetailsService {</text:span></text:span></text:p>
      <text:p text:style-name="P1"/>
      <text:p text:style-name="Preformatted_20_Text"><text:span text:style-name="Source_20_Text"><text:span text:style-name="T6"><text:s text:c="4"/>@Autowired</text:span></text:span></text:p>
      <text:p text:style-name="Preformatted_20_Text"><text:span text:style-name="Source_20_Text"><text:span text:style-name="T6"><text:s text:c="4"/>private UserRepository userRepository;</text:span></text:span></text:p>
      <text:p text:style-name="P1"/>
      <text:p text:style-name="Preformatted_20_Text"><text:span text:style-name="Source_20_Text"><text:span text:style-name="T6"><text:s text:c="4"/>@Override</text:span></text:span></text:p>
      <text:p text:style-name="Preformatted_20_Text"><text:span text:style-name="Source_20_Text"><text:span text:style-name="T6"><text:s text:c="4"/>public UserDetails loadUserByUsername(String username) throws UsernameNotFoundException {</text:span></text:span></text:p>
      <text:p text:style-name="Preformatted_20_Text"><text:span text:style-name="Source_20_Text"><text:span text:style-name="T6"><text:s text:c="8"/>User user = userRepository.findByUsername(username);</text:span></text:span></text:p>
      <text:p text:style-name="Preformatted_20_Text"><text:span text:style-name="Source_20_Text"><text:span text:style-name="T6"><text:s text:c="8"/>if (user == null) {</text:span></text:span></text:p>
      <text:p text:style-name="Preformatted_20_Text"><text:span text:style-name="Source_20_Text"><text:span text:style-name="T6"><text:s text:c="12"/>throw new UsernameNotFoundException("User not found");</text:span></text:span></text:p>
      <text:p text:style-name="Preformatted_20_Text"><text:span text:style-name="Source_20_Text"><text:span text:style-name="T6"><text:s text:c="8"/>}</text:span></text:span></text:p>
      <text:p text:style-name="Preformatted_20_Text"><text:span text:style-name="Source_20_Text"><text:span text:style-name="T6"><text:s text:c="8"/>return new org.springframework.security.core.userdetails.User(</text:span></text:span></text:p>
      <text:p text:style-name="Preformatted_20_Text"><text:span text:style-name="Source_20_Text"><text:span text:style-name="T6"><text:s text:c="16"/>user.getUsername(),</text:span></text:span></text:p>
      <text:p text:style-name="Preformatted_20_Text"><text:span text:style-name="Source_20_Text"><text:span text:style-name="T6"><text:s text:c="16"/>user.getPassword(),</text:span></text:span></text:p>
      <text:p text:style-name="Preformatted_20_Text"><text:span text:style-name="Source_20_Text"><text:span text:style-name="T6"><text:s text:c="16"/>user.getRoles());</text:span></text:span></text:p>
      <text:p text:style-name="Preformatted_20_Text"><text:span text:style-name="Source_20_Text"><text:span text:style-name="T6"><text:s text:c="4"/>}</text:span></text:span></text:p>
      <text:p text:style-name="Preformatted_20_Text"><text:span text:style-name="Source_20_Text"><text:span text:style-name="T6">}</text:span></text:span></text:p>
      <text:list xml:id="list2901123132" text:style-name="L5">
        <text:list-item>
          <text:p text:style-name="Text_20_body">Create the login and logout controllers: You can create the login and logout controllers which will handle the login and logout requests.</text:p>
        </text:list-item>
      </text:list>
      <text:p text:style-name="P1">javaCopy code</text:p>
      <text:p text:style-name="Preformatted_20_Text"><text:span text:style-name="Source_20_Text"><text:span text:style-name="T6">@Controller</text:span></text:span></text:p>
      <text:p text:style-name="Preformatted_20_Text"><text:span text:style-name="Source_20_Text"><text:span text:style-name="T6">public class LoginController {</text:span></text:span></text:p>
      <text:p text:style-name="P1"/>
      <text:p text:style-name="Preformatted_20_Text"><text:span text:style-name="Source_20_Text"><text:span text:style-name="T6"><text:s text:c="4"/>@GetMapping("/login")</text:span></text:span></text:p>
      <text:p text:style-name="Preformatted_20_Text"><text:span text:style-name="Source_20_Text"><text:span text:style-name="T6"><text:s text:c="4"/>public String login() {</text:span></text:span></text:p>
      <text:p text:style-name="Preformatted_20_Text"><text:span text:style-name="Source_20_Text"><text:span text:style-name="T6"><text:s text:c="8"/>return "login";</text:span></text:span></text:p>
      <text:p text:style-name="Preformatted_20_Text"><text:span text:style-name="Source_20_Text"><text:span text:style-name="T6"><text:s text:c="4"/>}</text:span></text:span></text:p>
      <text:p text:style-name="P1"/>
      <text:p text:style-name="Preformatted_20_Text"><text:span text:style-name="Source_20_Text"><text:span text:style-name="T6"><text:s text:c="4"/>@GetMapping("/logout")</text:span></text:span></text:p>
      <text:p text:style-name="Preformatted_20_Text"><text:span text:style-name="Source_20_Text"><text:span text:style-name="T6"><text:s text:c="4"/>public String logout(HttpServletRequest request, HttpServletResponse response) {</text:span></text:span></text:p>
      <text:p text:style-name="Preformatted_20_Text"><text:span text:style-name="Source_20_Text"><text:span text:style-name="T6"><text:s text:c="8"/>Authentication auth = SecurityContextHolder.getContext().getAuthentication();</text:span></text:span></text:p>
      <text:p text:style-name="Preformatted_20_Text"><text:span text:style-name="Source_20_Text"><text:span text:style-name="T6"><text:s text:c="8"/>if (auth != null) {</text:span></text:span></text:p>
      <text:p text:style-name="Preformatted_20_Text"><text:span text:style-name="Source_20_Text"><text:span text:style-name="T6"><text:s text:c="12"/>new SecurityContextLogoutHandler().logout(request, response, auth);</text:span></text:span></text:p>
      <text:p text:style-name="Preformatted_20_Text"><text:span text:style-name="Source_20_Text"><text:span text:style-name="T6"><text:s text:c="8"/>}</text:span></text:span></text:p>
      <text:p text:style-name="Preformatted_20_Text"><text:span text:style-name="Source_20_Text"><text:span text:style-name="T6"><text:s text:c="8"/>return "redirect:/login?logout";</text:span></text:span></text:p>
      <text:p text:style-name="Preformatted_20_Text"><text:span text:style-name="Source_20_Text"><text:span text:style-name="T6"><text:s text:c="4"/>}</text:span></text:span></text:p>
      <text:p text:style-name="Preformatted_20_Text"><text:span text:style-name="Source_20_Text"><text:span text:style-name="T6">}</text:span></text:span></text:p>
      <text:p text:style-name="P4"><text:soft-page-break/>And that's it! With these classes and templates in place, you should be able to log in and log out of your Spring Boot application using Spring Security.</text:p>
      <text:p text:style-name="P4">Please note that this is a basic example to give you an idea of how to implement login and logout functionality in a Spring Boot application using Spring Security, it's not a production ready solution, and you should consider adding more security features such as CSRF protection, and also consider storing the password in a secure way, you can use bcrypt encoder for this.</text:p>
      <text:p text:style-name="P4"/>
      <text:p text:style-name="P15"><text:span text:style-name="T8">Q. </text:span>okay teach me what does login logout mean in backend and what it means in frontend, how two are connected, what it does does login mean returning successful message only or what ??</text:p>
      <text:p text:style-name="P4">In the context of a web application, "login" and "logout" typically refer to the process of authenticating a user and ending a user's session, respectively.</text:p>
      <text:p text:style-name="P4">In the backend, the login process typically involves:</text:p>
      <text:list xml:id="list919626406" text:style-name="L6">
        <text:list-item>
          <text:p text:style-name="Text_20_body">Checking the provided credentials (such as a username and password) against a database or other authentication source</text:p>
        </text:list-item>
        <text:list-item>
          <text:p text:style-name="Text_20_body">If the credentials are valid, creating a session for the user and returning a successful response to the frontend</text:p>
        </text:list-item>
        <text:list-item>
          <text:p text:style-name="Text_20_body">If the credentials are invalid, returning an error response to the frontend</text:p>
        </text:list-item>
      </text:list>
      <text:p text:style-name="P4">The logout process typically involves:</text:p>
      <text:list xml:id="list3035112789" text:style-name="L7">
        <text:list-item>
          <text:p text:style-name="Text_20_body">Ending the user's session and invalidating any associated session data</text:p>
        </text:list-item>
        <text:list-item>
          <text:p text:style-name="Text_20_body">Returning a successful response to the frontend</text:p>
        </text:list-item>
      </text:list>
      <text:p text:style-name="P4">In the frontend, the login and logout processes typically involve:</text:p>
      <text:list xml:id="list3790115388" text:style-name="L8">
        <text:list-item>
          <text:p text:style-name="Text_20_body">Presenting a login form to the user where they can enter their credentials</text:p>
        </text:list-item>
        <text:list-item>
          <text:p text:style-name="Text_20_body">Submitting the form to the backend and handling the response</text:p>
        </text:list-item>
        <text:list-item>
          <text:p text:style-name="Text_20_body">If the login is successful, displaying a logged-in interface to the user and storing any necessary information such as a session token</text:p>
        </text:list-item>
        <text:list-item>
          <text:p text:style-name="Text_20_body">If the login is unsuccessful, displaying an error message and allowing the user to try again</text:p>
        </text:list-item>
        <text:list-item>
          <text:p text:style-name="Text_20_body">For logout, presenting the logout button or link, and when it's clicked, it will call the logout API on the backend, and the backend will invalidate the session, and the frontend will redirect the user to the login page</text:p>
        </text:list-item>
      </text:list>
      <text:p text:style-name="P4"><text:soft-page-break/>Both the backend and frontend work together to implement the login and logout functionality. The frontend sends a request to the backend to authenticate the user and the backend validates the user credentials, creates or invalidates the session, and sends the response to the frontend. The frontend will then update the UI accordingly, for example, by showing the logged-in interface for a successful login or displaying an error message for an unsuccessful login.</text:p>
      <text:p text:style-name="P4"/>
      <text:p text:style-name="P15"><text:span text:style-name="T7">Q. <text:s/>A</text:span>nd what about signup mean in backend and frontend ?</text:p>
      <text:p text:style-name="P4">In the context of a web application, "signup" typically refers to the process of creating a new user account.</text:p>
      <text:p text:style-name="P4">In the backend, the signup process typically involves:</text:p>
      <text:list xml:id="list2603849054" text:style-name="L9">
        <text:list-item>
          <text:p text:style-name="Text_20_body">Validating the provided information, such as email, username, and password</text:p>
        </text:list-item>
        <text:list-item>
          <text:p text:style-name="Text_20_body">Checking if the provided email or username already exists in the database or not</text:p>
        </text:list-item>
        <text:list-item>
          <text:p text:style-name="Text_20_body">If the provided information is valid and the email or username does not already exist, creating a new user account in the database</text:p>
        </text:list-item>
        <text:list-item>
          <text:p text:style-name="Text_20_body">If the provided information is invalid, returning an error response to the frontend</text:p>
        </text:list-item>
      </text:list>
      <text:p text:style-name="P4">In the frontend, the signup process typically involves:</text:p>
      <text:list xml:id="list3277683685" text:style-name="L10">
        <text:list-item>
          <text:p text:style-name="Text_20_body">Presenting a signup form to the user where they can enter their information such as email, username and password</text:p>
        </text:list-item>
        <text:list-item>
          <text:p text:style-name="Text_20_body">Submitting the form to the backend and handling the response</text:p>
        </text:list-item>
        <text:list-item>
          <text:p text:style-name="Text_20_body">If the signup is successful, displaying a success message or redirecting the user to a login page</text:p>
        </text:list-item>
        <text:list-item>
          <text:p text:style-name="Text_20_body">If the signup is unsuccessful, displaying error messages for any invalid fields and allowing the user to try again</text:p>
        </text:list-item>
      </text:list>
      <text:p text:style-name="P4">Like login and logout, the frontend and backend work together to implement the signup functionality. The frontend sends a request to the backend with the user's information, and the backend validates the information, creates a new user account if the information is valid, and sends a response to the frontend. The frontend will then update the UI accordingly, for example, by showing a success message or displaying error messages.</text:p>
      <text:p text:style-name="P4"><text:soft-page-break/>Also, it's a good practice to send a verification email to the user after creating a new account and make the account unverified until the user verifies it by clicking on the link in the email.</text:p>
      <text:p text:style-name="P15"><text:span text:style-name="T7">Q. I</text:span>s login logout signup also related with security filter chain or is it seperate thing used to secure endpoint only ??</text:p>
      <text:p text:style-name="P4">Login, logout, and signup are generally related to security and they are often implemented using security filters. In Spring Boot, the framework provides a security filter chain that can be used to secure specific endpoints in your application.</text:p>
      <text:p text:style-name="P4">The security filter chain is a series of filters that are applied to incoming requests to your application. These filters can be used to perform authentication and authorization tasks, such as checking for a valid session or checking if the user has the necessary permissions to access a particular endpoint.</text:p>
      <text:p text:style-name="Text_20_body"><text:span text:style-name="T6">Spring Security, which is built on top of Spring Boot, provides a set of filters that can be used to implement login, logout, and signup functionality. For example, the </text:span><text:span text:style-name="Source_20_Text"><text:span text:style-name="T6">UsernamePasswordAuthenticationFilter</text:span></text:span><text:span text:style-name="T6"> can be used to implement the login functionality, and the </text:span><text:span text:style-name="Source_20_Text"><text:span text:style-name="T6">LogoutFilter</text:span></text:span><text:span text:style-name="T6"> can be used to implement the logout functionality.</text:span></text:p>
      <text:p text:style-name="P4">You can also create your custom filters and add to the filter chain to implement the additional functionality as required.</text:p>
      <text:p text:style-name="P4">In summary, login, logout, and signup are related to security and they are often implemented using the security filter chain provided by the framework. This filter chain can be used to secure specific endpoints in your application and it's a good practice to use it to secure the login, logout, and signup endpoi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Ubuntu" svg:font-family="Ubuntu"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09:38:51.178594897</meta:creation-date>
    <meta:generator>LibreOffice/7.3.6.2$Linux_X86_64 LibreOffice_project/30$Build-2</meta:generator>
    <dc:date>2023-01-28T13:54:52.733072615</dc:date>
    <meta:editing-duration>PT16M36S</meta:editing-duration>
    <meta:editing-cycles>6</meta:editing-cycles>
    <meta:document-statistic meta:table-count="0" meta:image-count="0" meta:object-count="0" meta:page-count="6" meta:paragraph-count="122" meta:word-count="1490" meta:character-count="10427" meta:non-whitespace-character-count="8609"/>
  </office:meta>
</office:document-meta>
</file>